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opacity-name="Transparency_20_12" draw:textarea-horizontal-align="center" draw:textarea-vertical-align="middle" draw:shadow="visible"/>
    </style:style>
    <style:style style:name="gr2" style:family="graphic" style:parent-style-name="standard">
      <style:graphic-properties draw:opacity-name="Transparency_20_36" draw:textarea-horizontal-align="center" draw:textarea-vertical-align="middle" draw:shadow="visible"/>
    </style:style>
    <style:style style:name="gr3" style:family="graphic" style:parent-style-name="standard">
      <style:graphic-properties draw:opacity-name="Transparency_20_38" draw:textarea-horizontal-align="center" draw:textarea-vertical-align="middle" draw:shadow="visible"/>
    </style:style>
    <style:style style:name="gr4" style:family="graphic" style:parent-style-name="standard">
      <style:graphic-properties draw:opacity-name="Transparency_20_39" draw:textarea-horizontal-align="center" draw:textarea-vertical-align="middle" draw:shadow="visib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path draw:style-name="gr1" draw:text-style-name="P1" draw:layer="layout" svg:width="3.055cm" svg:height="2.036cm" svg:x="3.4cm" svg:y="6.5cm" svg:viewBox="0 0 3056 2037" svg:d="m0 1019v-1019h1019v1019zm-1019 1018v-1018h1019v1018zm0 0v-1018h1018v1018zm0 0v-1018h1019v1018z">
            <text:p/>
          </draw:path>
          <draw:path draw:style-name="gr2" draw:text-style-name="P1" draw:layer="layout" svg:width="3.055cm" svg:height="2.036cm" draw:transform="rotate (-1.57079632679579) translate (9.54438502673797cm 6.49985026737908cm)" svg:viewBox="0 0 3056 2037" svg:d="m0 1019v-1019h1019v1019zm-1019 1018v-1018h1019v1018zm0 0v-1018h1018v1018zm0 0v-1018h1019v1018z">
            <text:p/>
          </draw:path>
          <draw:path draw:style-name="gr3" draw:text-style-name="P1" draw:layer="layout" svg:width="3.055cm" svg:height="2.036cm" draw:transform="rotate (3.1415926535892) translate (13.6834224598943cm 8.53728342245989cm)" svg:viewBox="0 0 3056 2037" svg:d="m0 1019v-1019h1019v1019zm-1019 1018v-1018h1019v1018zm0 0v-1018h1018v1018zm0 0v-1018h1019v1018z">
            <text:p/>
          </draw:path>
          <draw:path draw:style-name="gr4" draw:text-style-name="P1" draw:layer="layout" svg:width="3.055cm" svg:height="2.036cm" draw:transform="rotate (1.5707963267946) translate (14.4625668449198cm 9.55600000000181cm)" svg:viewBox="0 0 3056 2037" svg:d="m0 1019v-1019h1019v1019zm-1019 1018v-1018h1019v1018zm0 0v-1018h1018v1018zm0 0v-1018h1019v1018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opacity draw:name="Transparency_20_12" draw:display-name="Transparency 12" draw:style="linear" draw:start="100%" draw:end="0%" draw:angle="462" draw:border="64%"/>
    <draw:opacity draw:name="Transparency_20_36" draw:display-name="Transparency 36" draw:style="linear" draw:start="100%" draw:end="0%" draw:angle="3281" draw:border="64%"/>
    <draw:opacity draw:name="Transparency_20_38" draw:display-name="Transparency 38" draw:style="linear" draw:start="100%" draw:end="0%" draw:angle="2398" draw:border="64%"/>
    <draw:opacity draw:name="Transparency_20_39" draw:display-name="Transparency 39" draw:style="linear" draw:start="100%" draw:end="0%" draw:angle="1467" draw:border="64%"/>
    <draw:opacity draw:name="Transparency_20_40" draw:display-name="Transparency 40" draw:style="linear" draw:start="100%" draw:end="0%" draw:angle="0" draw:border="0%"/>
    <draw:opacity draw:name="Transparency_20_41" draw:display-name="Transparency 41" draw:style="linear" draw:start="100%" draw:end="0%" draw:angle="1836" draw:border="0%"/>
    <draw:opacity draw:name="Transparency_20_42" draw:display-name="Transparency 42" draw:style="linear" draw:start="100%" draw:end="0%" draw:angle="881" draw:border="0%"/>
    <draw:opacity draw:name="Transparency_20_43" draw:display-name="Transparency 43" draw:style="linear" draw:start="100%" draw:end="0%" draw:angle="748" draw:border="0%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09-04-16T11:32:18.87</meta:creation-date>
    <meta:editing-duration>PT35M38S</meta:editing-duration>
    <meta:editing-cycles>3</meta:editing-cycles>
    <meta:generator>OpenOffice.org/3.3$Win32 OpenOffice.org_project/330m20$Build-9567</meta:generator>
    <dc:date>2014-02-04T11:02:22.23</dc:date>
    <dc:creator>Manuel Navarro Pérez</dc:creator>
    <meta:document-statistic meta:object-count="5"/>
  </office:meta>
</office:document-meta>
</file>